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EnvelopeException.PageEnvelop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EnvelopeException.PageEnvelope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EnvelopeException.PageEnvelope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EnvelopeException.PageEnvelop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